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96"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gr3" style:family="graphic" style:parent-style-name="Note">
      <style:graphic-properties fo:min-height="1.4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c9211e"/>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6"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color="#c9211e" fo:font-weight="bold" style:font-weight-asian="bold" style:font-weight-complex="bold"/>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2"><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2"><text:a xlink:href="https://docs.databricks.com/en/sql/language-manual/index.html" xlink:type="simple">https://docs.databricks.com/en/sql/language-manual/index.html</text:a></text:span></text:p>
          </table:table-cell>
          <table:table-cell table:style-name="ce48" office:value-type="string" calcext:value-type="string">
            <text:p><text:span text:style-name="T2"><text:a xlink:href="https://docs.snowflake.com/en/sql-reference-commands" xlink:type="simple">https://docs.snowflake.com/en/sql-reference-commands</text:a></text:span></text:p>
          </table:table-cell>
          <table:table-cell table:style-name="ce48"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2"><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3">[ WITH differential_privacy_clause ]</text:span></text:p>
            <text:p>    [ { ALL | DISTINCT } ]</text:p>
            <text:p>    <text:span text:style-name="T3">[ AS { STRUCT | VALUE } ]</text:span></text:p>
            <text:p>    select_list</text:p>
            <text:p>  [ FROM from_clause[, ...] ]</text:p>
            <text:p>  [ WHERE bool_expression ]</text:p>
            <text:p>  [ GROUP BY group_by_specification ]</text:p>
            <text:p>  [ HAVING bool_expression ]</text:p>
            <text:p>  <text:span text:style-name="T3">[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3">[ DISTRIBUTE BY clause ]</text:span> <text:span text:style-name="T3">[ SORT BY clause ]</text:span> } | <text:span text:style-name="T3">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3"> [ TOP &lt;n&gt; ]</text:span></text:p>
            <text:p>   ...</text:p>
            <text:p><text:span text:style-name="T3">[ INTO ... ]</text:span></text:p>
            <text:p>[ FROM ...</text:p>
            <text:p>  <text:span text:style-name="T3"> [ AT | BEFORE ... ]</text:span></text:p>
            <text:p><text:span text:style-name="T3">   [ CHANGES ... ]</text:span></text:p>
            <text:p><text:span text:style-name="T3">   [ CONNECT BY ... ]</text:span></text:p>
            <text:p>   [ JOIN ... ]</text:p>
            <text:p>  <text:span text:style-name="T3"> [ ASOF JOIN ... ]</text:span></text:p>
            <text:p><text:span text:style-name="T3">   [ LATERAL ... ]</text:span></text:p>
            <text:p><text:span text:style-name="T3">   [ MATCH_RECOGNIZE ... ]</text:span></text:p>
            <text:p>   [ PIVOT | UNPIVOT ... ]</text:p>
            <text:p>   <text:span text:style-name="T3">[ VALUES ... ]</text:span></text:p>
            <text:p><text:span text:style-name="T3">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3">TOP number</text:span> | [ ALL | DISTINCT ]</text:p>
            <text:p>* | expression [ AS output_name ] [, ...] ]</text:p>
            <text:p>[ FROM table_reference [, ...] ]</text:p>
            <text:p>[ WHERE condition ]</text:p>
            <text:p><text:span text:style-name="T3">[ [ START WITH expression ] CONNECT BY expression ]</text:span></text:p>
            <text:p>[ GROUP BY expression [, ...] ]</text:p>
            <text:p>[ HAVING condition ]</text:p>
            <text:p>[ QUALIFY condition ]</text:p>
            <text:p>[ { UNION | ALL | INTERSECT | EXCEPT | <text:span text:style-name="T3">MINUS</text:span> } query ]</text:p>
            <text:p>[ ORDER BY expression [ ASC | DESC ] ]</text:p>
            <text:p>[ LIMIT { number | <text:span text:style-name="T3">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3">[ WITH differential_privacy_clause ]</text:span></text:p>
            <text:p>  [ { ALL | DISTINCT } ]</text:p>
            <text:p>  [<text:span text:style-name="T3">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3">[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4">select_all:</text:span></text:p>
            <text:p><text:span text:style-name="T4">  [ expression. ]*</text:span></text:p>
            <text:p><text:span text:style-name="T4"> </text:span><text:span text:style-name="T5"> [ EXCEPT ( column_name [, ...] ) ]</text:span></text:p>
            <text:p><text:span text:style-name="T6">  [ REPLACE ( expression [ AS ] column_name [, ...] ) ]</text:span></text:p>
            <text:p/>
            <text:p><text:span text:style-name="T4">select_expression:</text:span></text:p>
            <text:p><text:span text:style-name="T4">  expression [ [ AS ] alias ]</text:span></text:p>
          </table:table-cell>
          <table:table-cell table:style-name="ce49" office:value-type="string" calcext:value-type="string">
            <text:p><text:span text:style-name="T4">star_clause</text:span></text:p>
            <text:p><text:span text:style-name="T4">   [ { table_name | view_name } . ] * [ except_clause ]</text:span></text:p>
            <text:p/>
            <text:p><text:span text:style-name="T4">except_clause</text:span></text:p>
            <text:p><text:span text:style-name="T4">   EXCEPT ( { column_name | field_name } [, ...] )</text:span></text:p>
          </table:table-cell>
          <table:table-cell table:style-name="ce49" office:value-type="string" calcext:value-type="string">
            <text:p>SELECT [ { ALL | DISTINCT } ]</text:p>
            <text:p>       <text:span text:style-name="T3">[ TOP &lt;n&gt; ]</text:span></text:p>
            <text:p>       [{&lt;object_name&gt;|&lt;alias&gt;}.]*</text:p>
            <text:p/>
            <text:p>      <text:span text:style-name="T3"> [ ILIKE '&lt;pattern&gt;' ]</text:span></text:p>
            <text:p/>
            <text:p>       <text:span text:style-name="T3">[ EXCLUDE</text:span></text:p>
            <text:p><text:span text:style-name="T3">         {</text:span></text:p>
            <text:p><text:span text:style-name="T3">           &lt;col_name&gt; | ( &lt;col_name&gt;, &lt;col_name&gt;, ... )</text:span></text:p>
            <text:p><text:span text:style-name="T3">         }</text:span></text:p>
            <text:p><text:span text:style-name="T3">       ]</text:span></text:p>
            <text:p/>
            <text:p><text:span text:style-name="T3">       [ REPLACE</text:span></text:p>
            <text:p><text:span text:style-name="T3">         {</text:span></text:p>
            <text:p><text:span text:style-name="T3">           ( &lt;expr&gt; AS &lt;col_name&gt; [ , &lt;expr&gt; AS &lt;col_name&gt;, ... ] )</text:span></text:p>
            <text:p><text:span text:style-name="T3">         }</text:span></text:p>
            <text:p><text:span text:style-name="T3">       ]</text:span></text:p>
            <text:p/>
            <text:p><text:span text:style-name="T3">       [ RENAME</text:span></text:p>
            <text:p><text:span text:style-name="T3">         {</text:span></text:p>
            <text:p><text:span text:style-name="T3">           &lt;col_name&gt; AS &lt;col_alias&gt;</text:span></text:p>
            <text:p><text:span text:style-name="T3">           | ( &lt;col_name&gt; AS &lt;col_alias&gt;, &lt;col_name&gt; AS &lt;col_alias&gt;, ... )</text:span></text:p>
            <text:p><text:span text:style-name="T3">         }</text:span></text:p>
            <text:p>       ]</text:p>
          </table:table-cell>
          <table:table-cell table:style-name="ce49" office:value-type="string" calcext:value-type="string">
            <text:p>SELECT</text:p>
            <text:p><text:span text:style-name="T3">[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3">[ { pivot_operator | unpivot_operator } ]</text:span></text:p>
            <text:p>  <text:span text:style-name="T3">[ tablesample_operator ]</text:span></text:p>
            <text:p/>
            <text:p>from_item:</text:p>
            <text:p>  {</text:p>
            <text:p>    table_name [ as_alias ] <text:span text:style-name="T3">[ FOR SYSTEM_TIME AS OF timestamp_expression ]</text:span> </text:p>
            <text:p>    | { join_operation | ( join_operation ) }</text:p>
            <text:p>    | ( query_expr ) [ as_alias ]</text:p>
            <text:p>    <text:span text:style-name="T3">| field_path</text:span></text:p>
            <text:p><text:span text:style-name="T3">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3">[ TABLESAMPLE clause ]</text:span> [ table_alias ] |</text:p>
            <text:p>    <text:span text:style-name="T3">{ STREAM table_name [ table_alias ] | STREAM ( table_name ) [ table_alias ] } |</text:span></text:p>
            <text:p>    view_name [ table_alias ] |</text:p>
            <text:p>    JOIN clause |</text:p>
            <text:p>    PIVOT clause |</text:p>
            <text:p>    UNPIVOT clause |</text:p>
            <text:p>    <text:span text:style-name="T3">[ STREAM ] table_valued_function [ table_alias ] |</text:span></text:p>
            <text:p><text:span text:style-name="T3">    [ LATERAL ] table_valued_function [ table_alias ] |</text:span></text:p>
            <text:p>    VALUES clause |</text:p>
            <text:p>    <text:span text:style-name="T3">[ LATERAL ] ( query ) [ TABLESAMPLE clause ] [ table_alias ] </text:span>}</text:p>
            <text:p/>
            <text:p/>
            <text:p><text:span text:style-name="T7">Table-valued function (TVF)</text:span></text:p>
            <text:p><text:span text:style-name="T3">function_name ( [ expression [, ...] ] ) [ table_alias ]</text:span></text:p>
            <text:p><text:span text:style-name="T3">&gt; SELECT * FROM json_tuple('{"a":1, "b":2}', 'a', 'b');</text:span></text:p>
          </table:table-cell>
          <table:table-cell table:style-name="ce49" office:value-type="string" calcext:value-type="string">
            <text:p>objectReference ::=</text:p>
            <text:p>   {</text:p>
            <text:p>      [&lt;namespace&gt;.]&lt;object_name&gt;</text:p>
            <text:p>          <text:span text:style-name="T3"> [ AT | BEFORE ( &lt;object_state&gt; ) ]</text:span></text:p>
            <text:p><text:span text:style-name="T3">           [ CHANGES ( &lt;change_tracking_type&gt; ) ]</text:span></text:p>
            <text:p><text:span text:style-name="T3">           [ MATCH_RECOGNIZE ]</text:span></text:p>
            <text:p>           [ PIVOT | UNPIVOT ]</text:p>
            <text:p>           [ [ AS ] &lt;alias_name&gt; ]</text:p>
            <text:p>           [ SAMPLE ]</text:p>
            <text:p>     |<text:span text:style-name="T3"> &lt;table_function&gt;</text:span></text:p>
            <text:p>           [ PIVOT | UNPIVOT ]</text:p>
            <text:p>           [ [ AS ] &lt;alias_name&gt; ]</text:p>
            <text:p>           [ SAMPLE ]</text:p>
            <text:p>     | ( VALUES (...) )</text:p>
            <text:p>           [ SAMPLE ]</text:p>
            <text:p>     | <text:span text:style-name="T3">[ LATERAL ] ( &lt;subquery&gt; )</text:span></text:p>
            <text:p><text:span text:style-name="T3">           [ [ AS ] &lt;alias_name&gt; ]</text:span></text:p>
            <text:p>     | <text:span text:style-name="T3">@[&lt;namespace&gt;.]&lt;stage_name&gt;[/&lt;path&gt;]</text:span></text:p>
            <text:p><text:span text:style-name="T3">           [ ( FILE_FORMAT =&gt; &lt;format_name&gt;, PATTERN =&gt; '&lt;regex_pattern&gt;' ) ]</text:span></text:p>
            <text:p><text:span text:style-name="T3">           [ [AS] &lt;alias_name&gt; ]</text:span></text:p>
            <text:p><text:span text:style-name="T3">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3">[ PIVOT ] ( aggregate(expr) [ [ AS ] aggregate_alias ]</text:span></text:p>
            <text:p><text:span text:style-name="T3"> FOR column_name IN ( expression [ [ AS ] in_alias [, ...]</text:span></text:p>
            <text:p><text:span text:style-name="T3">   )</text:span></text:p>
            <text:p><text:span text:style-name="T3">)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3">cross_join_operation</text:span> | condition_join_operation }</text:p>
            <text:p/>
            <text:p><text:span text:style-name="T3">cross_join_operation:</text:span></text:p>
            <text:p><text:span text:style-name="T3">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3">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3">[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7">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3">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7">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7">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3">| value_alias</text:span></text:p>
            <text:p>    <text:span text:style-name="T3">| column_ordinal</text:span></text:p>
            <text:p>  }</text:p>
            <text:p/>
            <text:p><text:span text:style-name="T8">Group rows by ALL</text:span></text:p>
            <text:p/>
            <text:p><text:span text:style-name="T7">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8">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3">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3">- GROUP BY value_alias is not mentioned</text:span></text:p>
            <text:p><text:span text:style-name="T3">-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3">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3">[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4">expr_list := </text:span>expression | column_name [, expr_list ]</text:p>
            <text:p/>
            <text:p>order_list := expression | column_name [ ASC | DESC ] </text:p>
            <text:p>[ NULLS FIRST | NULLS LAST ]</text:p>
            <text:p>[, order_list ]</text:p>
            <text:p/>
            <text:p><text:span text:style-name="T3">frame_clause := ROWS</text:span></text:p>
            <text:p><text:span text:style-name="T3">{ UNBOUNDED PRECEDING | unsigned_value PRECEDING | CURRENT ROW } |</text:span></text:p>
            <text:p/>
            <text:p><text:span text:style-name="T3">{ BETWEEN</text:span></text:p>
            <text:p><text:span text:style-name="T3">{ UNBOUNDED PRECEDING | unsigned_value { PRECEDING | FOLLOWING } | CURRENT ROW}</text:span></text:p>
            <text:p><text:span text:style-name="T3">AND</text:span></text:p>
            <text:p><text:span text:style-name="T3">{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9">targetType</text:span></text:p>
            <text:p><text:span text:style-name="T10">VOID</text:span></text:p>
            <text:p><text:span text:style-name="T10">numeric</text:span></text:p>
            <text:p><text:span text:style-name="T10">STRING</text:span></text:p>
            <text:p><text:span text:style-name="T10">DATE</text:span></text:p>
            <text:p><text:span text:style-name="T10">TIMESTAMP</text:span></text:p>
            <text:p><text:span text:style-name="T10">TIMESTAMP_NTZ</text:span></text:p>
            <text:p><text:span text:style-name="T10">year-month interval</text:span></text:p>
            <text:p><text:span text:style-name="T10">day-time interval</text:span></text:p>
            <text:p><text:span text:style-name="T10">BOOLEAN</text:span></text:p>
            <text:p><text:span text:style-name="T10">BINARY</text:span></text:p>
            <text:p><text:span text:style-name="T10">ARRAY</text:span></text:p>
            <text:p><text:span text:style-name="T10">MAP</text:span></text:p>
            <text:p><text:span text:style-name="T10">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1"><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1">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0.4697in" svg:y="0.476in" draw:caption-point-x="-0.2402in" draw:caption-point-y="0.594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2"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3"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2"><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96"/>
        <table:table-column table:style-name="co48" table:default-cell-style-name="ce117"/>
        <table:table-column table:style-name="co2" table:default-cell-style-name="ce196"/>
        <table:table-column table:style-name="co49" table:default-cell-style-name="ce117"/>
        <table:table-column table:style-name="co50" table:default-cell-style-name="ce196"/>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1"><text:a xlink:href="https://docs.databricks.com/en/sql/language-manual/index.html" xlink:type="simple">https://docs.databricks.com/en/sql/language-manual/index.html</text:a></text:span></text:p>
          </table:table-cell>
          <table:table-cell office:value-type="string" calcext:value-type="string">
            <text:p><text:span text:style-name="T11"><text:a xlink:href="https://docs.snowflake.com/en/sql-reference-commands" xlink:type="simple">https://docs.snowflake.com/en/sql-reference-commands</text:a></text:span></text:p>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57"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1"><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20">00/00/0000</text:date>, <text:time style:data-style-name="N2" text:time-value="13:45:07.81179374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20T15:53:17.847939565</dc:date>
    <dc:creator>Andreas Reichel</dc:creator>
    <meta:editing-duration>P1DT12H15M</meta:editing-duration>
    <meta:editing-cycles>81</meta:editing-cycles>
    <meta:generator>LibreOffice/7.6.5.2$Linux_X86_64 LibreOffice_project/ad39f0b5fe06d8ace4240a6883d2f1cb8bfe0c68</meta:generator>
    <meta:document-statistic meta:table-count="23" meta:cell-count="4237" meta:object-count="0"/>
  </office:meta>
</office:document-meta>
</file>